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master-page-name="Standard">
      <style:paragraph-properties fo:margin-top="0in" fo:margin-bottom="0in" loext:contextual-spacing="false" fo:text-align="justify" style:justify-single-word="false"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dróż przez generacje. Newborn Cuties</text:p>
      <text:p text:style-name="P1"/>
      <text:p text:style-name="P1">W trzeciej części podróży przez wcześniejsze generacje My Little Pony zajmę się dziwnym i chyba niezbyt znanym tworem – Newborn Cuties. Bo jaka może być generacja, której głównymi bohaterkami są klacze z G3.5 (które, jak powszechnie wiadomo, było uderzeniową dawką raka) jako bobasy?</text:p>
      <text:p text:style-name="P1"/>
      <text:p text:style-name="P1">Gray Picture</text:p>
      <text:p text:style-name="P1"/>
      <text:p text:style-name="P1">Szczerze mówiąc, ze wszystkich generacji, które jak dotąd mam za sobą, to właśnie do obejrzenia Newborn Cuties najciężej mi było się zabrać. Nic dziwnego, bo nie lubię dzieci (wyjątek: te w sosie własnym). Nawet odcinki czwartej generacji z CMC ledwo trawię, a co dopiero, jak miałam oglądać coś, w czym występują praktycznie same gówniaki. Jednak muszę przyznać, że ta generacja jest całkiem dobra, zwłaszcza w porównaniu z G3.5 czy G3. Serio, nie ironizuję. Choć może być to tylko objaw świadczący o rozwoju raku mózgu. Mimo wszystko mam nadzieję, że to ta druga opcja jest prawdziwa, bo może chociaż jakąś rentę dostanę.</text:p>
      <text:p text:style-name="P1"/>
      <text:p text:style-name="P1">Ale zanim zacznę wymieniać jakieś plusy, to trzeba już tradycyjnie zacząć od opisu strony graficznej, która ma kilka dużych minusów. G3.5 to bardziej infantylna wersja G3, a Newborn Cuties to bardziej infantylna wersja G3.5, więc mam przekonanie graniczące z pewnością, że ktoś stwierdził, „walić jakość tej animacji, dziecioki i tak to obejrzą, to ma być tylko reklama zabawek”. Nawet ciężko mi znaleźć jakiś przymiotnik najlepiej opisujący (książek nie czytam, to i słownictwo ubogie), jaka jest ta animacja. Po prostu dziwna. Zupełnie pozbawiona płynności. Dosłownie widać przeskoki między kolejnymi klatkami. Nie wiem, czy to miało być tak specjalnie czy to jakiś sposób twórców, żeby trochę zaoszczędzić sobie pracy. Niezwykle irytowało mnie to w czasie oglądania.</text:p>
      <text:p text:style-name="P1"/>
      <text:p text:style-name="P1">Przejdźmy do samego wyglądu kucy. Koniki ponownie mają zdecydowanie za duże głowy, ale z drugiej strony nie chorują na tak ciężką odmianę wodogłowia, jak te z G3.5, a do tego mają przypominać ludzkie dzieci, które mają duże łby, więc jestem w stanie to znieść. Swoją drogą, z nieznanego mi powodu, gdy pastelowe osiołki się śmieją, to główki tak zabawnie skaczą im w górę i w dół. Trochę jak tym zabawkowym pieskom do auta, gdy jedzie się przez dziurawą… jakąkolwiek polską drogę. Mnie to bawi, głównie dlatego, że nie ma absolutnie żadnego sensu. Kolejnym upodobnieniem do małych pomiotów szatana… znaczy się, bobasów… jest to, że źrebaki z tej generacji to kluski. Takie najzwyczajniej w świecie grube są. Nie podoba mi się to, ale rozumiem cel tego zabiegu. Poza tym małe kucyki noszą pieluchy. I w sumie nie byłoby w tym nic dziwnego, gdyby nie to, że są na nich ich znaczki. W tej Equestrii musi się nieźle powodzić, skoro stać ich na pampersy robione na zamówienie.</text:p>
      <text:p text:style-name="P1"/>
      <text:p text:style-name="P1">Jak już jestem przy cechach, które te kobyłki dzielą z bobasami, to muszę napisać, że salcesony raczkują. I jest to najbardziej frustrująca rzecz w Newborn Cuties. Nie wiem, czemu niby małe koniki mają raczkować, ale już to pomijając, to wygląda to tak bardzo dziwnie. Żeby móc się w ten sposób przemieszczać, źrebaki zginają tylne nogi w miejscu, w którym wydaje mi się, konie nie mają stawu działającego w tę stronę. Ale ja się nie znam na koniach, wiem tylko, że mają cztery nogi i podobno robi się z nich bardzo dobre kiełbasy, to mogę się tu mylić. Jednak w tym raczkowaniu jest jeszcze jedna denerwująca rzecz. Przez to, że źrebię ma zgięte tylne nogi, to gdyby je wyprostowało, jego tylne kończyny byłby znacznie dłuższe niż przednie. Mnie boli patrzenie na te dysproporcjonalne potworki.</text:p>
      <text:p text:style-name="P1"/>
      <text:p text:style-name="P1">Ale jak już ponarzekałam, to muszę powiedzieć, że da się znaleźć parę pozytywnych aspektów wyglądu tej animacji. Grzywy mają całkiem ładne, a na pewno mają różnorodne fryzury. Po doświadczeniach z G3 to się ceni. Na zadowalającym poziomie jest też cieniowanie – schludne i nie za mocne. Poza tym czasami rzucą się w oczy jakieś przyjemnie wyglądające refleksy. Tła może nie są najładniejsze, ale z całą pewnością wyglądają lepiej niż te potworki rodem z painta z G3.5.</text:p>
      <text:p text:style-name="P1"/>
      <text:p text:style-name="P1">Pora w końcu przejść do najważniejszej części serialu, jaką niewątpliwe jest fabuła. W tej generacji nie znajdzie się skomplikowanej, wielowątkowej fabuły. I nic dziwnego, skoro nie dość, że jest zdecydowanie skierowana do młodszych dzieci, to odcinki trwają zaledwie około 10 minut. (Z czego opening zajmuje prawie minutę i nie dzieje się w nim nic poza niesamowicie długim najazdem na Pinkie Pie przeglądającą album. Najpewniej ktoś włożył w niego tyle wysiłku, ile ja wkładam w ten artykulik). Mimo tej prostoty w przedstawianej historii odcinki są całkiem przyjemne. Głupiutkie kucyki rozwiązujące głupiutkie problemy, oglądanie ich poczynań działa niezwykle relaksująco. Do tego ich przygody są całkiem zabawne, zwłaszcza to, jak uważają bardzo błahe rzeczy za poważne problemy. A jak już jest o zabawnych rzeczach, to Scootaloo robi genialne miny, zwykle co jakieś 30 sekund. Ponownie koniki nie mają jakoś szczególnie rozwiniętych charakterów, ale zważywszy na długość odcinków, jestem w stanie zadowolić się tymi szczątkowymi osobowościami. Osobiście dodałabym tam więcej akcji, wybuchów, pościgów i fruwających wszędzie flaków, ale nie można mieć wszystkiego.</text:p>
      <text:p text:style-name="P1"/>
      <text:p text:style-name="P1">Podsumowując, Newborn Cuties nadal jest dużo gorsze niż G4 i nie jest czymś, co obejrzałabym tak po prostu w wolnym czasie z własnej woli (bo nikt chyba nie wątpi, że nie robię tego z własnej, całkowicie nieprzymuszonej woli?), ale nie cierpi się w czasie oglądania, tak jak przy G3.5 czy przez większość czasu w G3. Spodziewałam się znacznie większej porcji raka, niż dostał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0" meta:word-count="868" meta:character-count="5505" meta:non-whitespace-character-count="4645"/>
    <meta:generator>LibreOfficeDev/5.1.0.3$Linux_X86_64 LibreOffice_project/</meta:generator>
  </office:meta>
</office:document-meta>
</file>